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f470a" officeooo:paragraph-rsid="001f470a"/>
    </style:style>
    <style:style style:name="P2" style:family="paragraph" style:parent-style-name="Text_20_body">
      <style:text-properties officeooo:rsid="0021ed4a" officeooo:paragraph-rsid="0021ed4a"/>
    </style:style>
    <style:style style:name="P3" style:family="paragraph" style:parent-style-name="Text_20_body">
      <style:text-properties officeooo:rsid="00230c7d" officeooo:paragraph-rsid="00230c7d"/>
    </style:style>
    <style:style style:name="P4" style:family="paragraph" style:parent-style-name="Heading_20_1">
      <style:text-properties officeooo:rsid="001f470a" officeooo:paragraph-rsid="001f470a"/>
    </style:style>
    <style:style style:name="P5" style:family="paragraph" style:parent-style-name="Heading_20_1">
      <style:text-properties officeooo:rsid="00213bd2" officeooo:paragraph-rsid="00213bd2"/>
    </style:style>
    <style:style style:name="P6" style:family="paragraph" style:parent-style-name="Heading_20_1">
      <style:text-properties officeooo:rsid="0021ed4a" officeooo:paragraph-rsid="0021ed4a"/>
    </style:style>
    <style:style style:name="P7" style:family="paragraph" style:parent-style-name="Text_20_body" style:list-style-name="L1">
      <style:text-properties officeooo:rsid="001f470a" officeooo:paragraph-rsid="001f470a"/>
    </style:style>
    <style:style style:name="P8" style:family="paragraph" style:parent-style-name="Text_20_body" style:list-style-name="L1">
      <style:text-properties officeooo:rsid="0020fd6c" officeooo:paragraph-rsid="0020fd6c"/>
    </style:style>
    <style:style style:name="P9" style:family="paragraph" style:parent-style-name="Text_20_body" style:list-style-name="L2">
      <style:text-properties officeooo:rsid="0021ed4a" officeooo:paragraph-rsid="0021ed4a"/>
    </style:style>
    <style:style style:name="P10" style:family="paragraph" style:parent-style-name="Text_20_body" style:list-style-name="L3">
      <style:text-properties officeooo:rsid="00230c7d" officeooo:paragraph-rsid="00230c7d"/>
    </style:style>
    <style:style style:name="T1" style:family="text">
      <style:text-properties officeooo:rsid="0020fd6c"/>
    </style:style>
    <style:style style:name="T2" style:family="text">
      <style:text-properties officeooo:rsid="0023ef86"/>
    </style:style>
    <style:style style:name="T3" style:family="text">
      <style:text-properties officeooo:rsid="00246fb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Feudal Society</text:h>
      <text:p text:style-name="P1">About 30 years after Charlemagne’s empire was divided into three kingdoms. The Frankish rule became weak and Europe fell back into a dark age. </text:p>
      <text:list xml:id="list2851629156" text:style-name="L1">
        <text:list-item>
          <text:p text:style-name="P7">Kings in Western Europe could not defend their land on their own</text:p>
          <text:list>
            <text:list-item>
              <text:p text:style-name="P7">Instead, they used Feudalism: the king gives land to the noblemen who then grant a part of their land to peasants.</text:p>
            </text:list-item>
            <text:list-item>
              <text:p text:style-name="P7">Noblemen were supposed to be loyal to the king, but instead, became obsessed with power as all the peasants that they granted land to worshiped them.</text:p>
            </text:list-item>
          </text:list>
        </text:list-item>
        <text:list-item>
          <text:p text:style-name="P7">The Feudalist System created a caste system which has the king at the top, then church officials and noblemen, then knights, the finally p<text:span text:style-name="T1">ea</text:span>sants. </text:p>
          <text:list>
            <text:list-item>
              <text:p text:style-name="P7">Noblemen, also known as Lords, lived in castles that were guarded by knights.</text:p>
            </text:list-item>
            <text:list-item>
              <text:p text:style-name="P8">Relatively few people had power in this social system, and most people were commoners and peasants. Another group of people, the Serfs, were tied to the land of their load and were forced to give most of their produce.</text:p>
            </text:list-item>
          </text:list>
        </text:list-item>
      </text:list>
      <text:h text:style-name="P5" text:outline-level="1">The Manor System</text:h>
      <text:p text:style-name="P2">Life on the manor was hard for most people but provided nearly everything they needed including security.</text:p>
      <text:list xml:id="list4073151518" text:style-name="L2">
        <text:list-item>
          <text:p text:style-name="P9">The Manor is a walled-in self-contained world located on the lord’s land.</text:p>
          <text:list>
            <text:list-item>
              <text:p text:style-name="P9">A typical manor would include a manor house, a church, a village, meadows, forests and farms.</text:p>
            </text:list-item>
          </text:list>
        </text:list-item>
        <text:list-item>
          <text:p text:style-name="P9">Workers inside the Manor, except for the lord, lived in hardship. The average lifespan was 30 years and they performed physical labor to get by. </text:p>
          <text:list>
            <text:list-item>
              <text:p text:style-name="P9">The only time that they got off was on Sundays and religious holidays</text:p>
            </text:list-item>
          </text:list>
        </text:list-item>
        <text:list-item>
          <text:p text:style-name="P9">On the other hand, the Lord lived inside a manor house, which was a fortified stone castle. </text:p>
        </text:list-item>
        <text:list-item>
          <text:p text:style-name="P9">Most manors had a church, which was the center of life on the manor. </text:p>
        </text:list-item>
      </text:list>
      <text:h text:style-name="P6" text:outline-level="1">Church and Crown</text:h>
      <text:p text:style-name="P3">In the middle ages, the church controlled lives and challenged the authority of kings. Christianity had extraordinary power in the middle ages, as much as being referred to as the strongest unifying force in medieval Europe.</text:p>
      <text:list xml:id="list4033718923" text:style-name="L3">
        <text:list-item>
          <text:p text:style-name="P10">The religious leaders of the church made up the Clergy. This group was lead by the Pope.</text:p>
          <text:list>
            <text:list-item>
              <text:p text:style-name="P10"><text:soft-page-break/>This group also included bishops (in charge of a group of churches) and priests (in charge of one church).</text:p>
            </text:list-item>
            <text:list-item>
              <text:p text:style-name="P10">Bishops created Cathedrals – large c<text:span text:style-name="T2">h</text:span>urches.</text:p>
            </text:list-item>
          </text:list>
        </text:list-item>
        <text:list-item>
          <text:p text:style-name="P10">Some Christians withdrew from regular society to go live in monasteries, called monks.</text:p>
          <text:list>
            <text:list-item>
              <text:p text:style-name="P10">Spend much of their day praying, reading the bible, and meditating.</text:p>
            </text:list-item>
            <text:list-item>
              <text:p text:style-name="P10">Translated copies of ancient Greek texts to Latin.</text:p>
            </text:list-item>
          </text:list>
        </text:list-item>
        <text:list-item>
          <text:p text:style-name="P10">The power of the Church began increase in the 1000’s, <text:span text:style-name="T2">however, kings began to gain power as well. This lead to a power struggle between the king and the church.</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5T18:52:18.608609405</meta:creation-date>
    <dc:date>2023-04-19T16:34:04.998218988</dc:date>
    <meta:editing-duration>PT43M2S</meta:editing-duration>
    <meta:editing-cycles>3</meta:editing-cycles>
    <meta:generator>LibreOffice/7.3.7.2$Linux_X86_64 LibreOffice_project/30$Build-2</meta:generator>
    <meta:document-statistic meta:table-count="0" meta:image-count="0" meta:object-count="0" meta:page-count="2" meta:paragraph-count="25" meta:word-count="439" meta:character-count="2448" meta:non-whitespace-character-count="2047"/>
  </office:meta>
</office:document-meta>
</file>